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3465a4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width="0cm" svg:stroke-color="#3465a4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/>
    </style:style>
    <style:style style:name="P8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1.4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0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6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2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8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9.4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0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1.433cm" svg:height="1.365cm" svg:x="8.057cm" svg:y="8.818cm">
          <text:p text:style-name="P1"><text:span text:style-name="T1">3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7</text:span></text:p>
          </draw:text-box>
        </draw:frame>
        <draw:custom-shape draw:style-name="gr5" draw:text-style-name="P1" xml:id="id4" draw:id="id4" draw:layer="layout" svg:width="1.433cm" svg:height="1.365cm" svg:x="4.257cm" svg:y="12.219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4.508cm" svg:y="11.359cm">
          <draw:text-box>
            <text:p><text:span text:style-name="T3">3</text:span></text:p>
          </draw:text-box>
        </draw:frame>
        <draw:custom-shape draw:style-name="gr6" draw:text-style-name="P1" xml:id="id7" draw:id="id7" draw:layer="layout" svg:width="1.433cm" svg:height="1.365cm" svg:x="10.757cm" svg:y="12.22cm">
          <text:p text:style-name="P1"><text:span text:style-name="T1">2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1.376cm" svg:height="0.962cm" svg:x="10.795cm" svg:y="11.36cm">
          <draw:text-box>
            <text:p><text:span text:style-name="T3">11</text:span></text:p>
          </draw:text-box>
        </draw:frame>
        <draw:custom-shape draw:style-name="gr5" draw:text-style-name="P1" xml:id="id22" draw:id="id22" draw:layer="layout" svg:width="1.433cm" svg:height="1.365cm" svg:x="2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2.808cm" svg:y="14.86cm">
          <draw:text-box>
            <text:p><text:span text:style-name="T3">1</text:span></text:p>
          </draw:text-box>
        </draw:frame>
        <draw:custom-shape draw:style-name="gr5" draw:text-style-name="P1" xml:id="id25" draw:id="id25" draw:layer="layout" svg:width="1.433cm" svg:height="1.365cm" svg:x="5.957cm" svg:y="15.721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6.208cm" svg:y="14.861cm">
          <draw:text-box>
            <text:p><text:span text:style-name="T3">5</text:span></text:p>
          </draw:text-box>
        </draw:frame>
        <draw:custom-shape draw:style-name="gr6" draw:text-style-name="P1" xml:id="id28" draw:id="id28" draw:layer="layout" svg:width="1.433cm" svg:height="1.365cm" svg:x="9.0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308cm" svg:y="14.861cm">
          <draw:text-box>
            <text:p><text:span text:style-name="T3">9</text:span></text:p>
          </draw:text-box>
        </draw:frame>
        <draw:custom-shape draw:style-name="gr6" draw:text-style-name="P1" xml:id="id31" draw:id="id31" draw:layer="layout" svg:width="1.433cm" svg:height="1.365cm" svg:x="12.4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1.306cm" svg:height="0.962cm" svg:x="12.629cm" svg:y="14.862cm">
          <draw:text-box>
            <text:p><text:span text:style-name="T3">14</text:span></text:p>
          </draw:text-box>
        </draw:frame>
        <draw:connector draw:style-name="gr7" draw:text-style-name="P1" draw:layer="layout" draw:type="line" svg:x1="8.266cm" svg:y1="9.983cm" svg:x2="5.003cm" svg:y2="11.359cm" draw:start-shape="id1" draw:start-glue-point="7" draw:end-shape="id2" draw:end-glue-point="0" svg:d="M8266 9983l-3263 1376" svg:viewBox="0 0 3264 1377">
          <text:p/>
        </draw:connector>
        <draw:connector draw:style-name="gr7" draw:text-style-name="P1" draw:layer="layout" draw:type="line" svg:x1="9.281cm" svg:y1="9.983cm" svg:x2="11.483cm" svg:y2="11.36cm" draw:start-shape="id1" draw:start-glue-point="9" draw:end-shape="id3" draw:end-glue-point="0" svg:d="M9281 9983l2202 1377" svg:viewBox="0 0 2203 1378">
          <text:p/>
        </draw:connector>
        <draw:connector draw:style-name="gr7" draw:text-style-name="P1" draw:layer="layout" draw:type="line" svg:x1="4.466cm" svg:y1="13.384cm" svg:x2="3.303cm" svg:y2="14.86cm" draw:start-shape="id4" draw:start-glue-point="7" draw:end-shape="id5" draw:end-glue-point="0" svg:d="M4466 13384l-1163 1476" svg:viewBox="0 0 1164 1477">
          <text:p/>
        </draw:connector>
        <draw:connector draw:style-name="gr7" draw:text-style-name="P1" draw:layer="layout" draw:type="line" svg:x1="5.481cm" svg:y1="13.384cm" svg:x2="6.703cm" svg:y2="14.861cm" draw:start-shape="id4" draw:start-glue-point="9" draw:end-shape="id6" draw:end-glue-point="0" svg:d="M5481 13384l1222 1477" svg:viewBox="0 0 1223 1478">
          <text:p/>
        </draw:connector>
        <draw:connector draw:style-name="gr7" draw:text-style-name="P1" draw:layer="layout" draw:type="line" svg:x1="10.966cm" svg:y1="13.385cm" svg:x2="9.803cm" svg:y2="14.861cm" draw:start-shape="id7" draw:start-glue-point="7" draw:end-shape="id8" draw:end-glue-point="0" svg:d="M10966 13385l-1163 1476" svg:viewBox="0 0 1164 1477">
          <text:p/>
        </draw:connector>
        <draw:connector draw:style-name="gr7" draw:text-style-name="P1" draw:layer="layout" draw:type="line" svg:x1="11.981cm" svg:y1="13.385cm" svg:x2="13.282cm" svg:y2="14.862cm" draw:start-shape="id7" draw:start-glue-point="9" draw:end-shape="id9" draw:end-glue-point="0" svg:d="M11981 13385l1301 1477" svg:viewBox="0 0 1302 1478">
          <text:p/>
        </draw:connector>
        <draw:custom-shape draw:style-name="gr2" draw:text-style-name="P2" draw:layer="layout" svg:width="1.614cm" svg:height="1.19cm" svg:x="12.6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2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8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7.4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9.0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614cm" svg:height="1.19cm" svg:x="20.6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2.2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8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433cm" svg:height="1.365cm" svg:x="13.757cm" svg:y="5.419cm">
          <text:p text:style-name="P1"><text:span text:style-name="T1">5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235cm" svg:height="0.962cm" svg:x="13.864cm" svg:y="4.559cm">
          <draw:text-box>
            <text:p><text:span text:style-name="T2">15</text:span></text:p>
          </draw:text-box>
        </draw:frame>
        <draw:custom-shape draw:style-name="gr9" draw:text-style-name="P1" xml:id="id10" draw:id="id10" draw:layer="layout" svg:width="1.433cm" svg:height="1.365cm" svg:x="19.457cm" svg:y="8.81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21" draw:id="id21" draw:layer="layout" svg:width="1.401cm" svg:height="0.962cm" svg:x="19.557cm" svg:y="7.959cm">
          <draw:text-box>
            <text:p><text:span text:style-name="T2">23</text:span></text:p>
          </draw:text-box>
        </draw:frame>
        <draw:custom-shape draw:style-name="gr6" draw:text-style-name="P1" xml:id="id13" draw:id="id13" draw:layer="layout" svg:width="1.433cm" svg:height="1.365cm" svg:x="17.257cm" svg:y="12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" draw:id="id11" draw:layer="layout" svg:width="1.298cm" svg:height="0.962cm" svg:x="17.392cm" svg:y="11.36cm">
          <draw:text-box>
            <text:p><text:span text:style-name="T3">19</text:span></text:p>
          </draw:text-box>
        </draw:frame>
        <draw:custom-shape draw:style-name="gr6" draw:text-style-name="P1" xml:id="id16" draw:id="id16" draw:layer="layout" svg:width="1.433cm" svg:height="1.365cm" svg:x="23.857cm" svg:y="12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3.97cm" svg:y="11.361cm">
          <draw:text-box>
            <text:p><text:span text:style-name="T3">27</text:span></text:p>
          </draw:text-box>
        </draw:frame>
        <draw:custom-shape draw:style-name="gr6" draw:text-style-name="P1" xml:id="id34" draw:id="id34" draw:layer="layout" svg:width="1.433cm" svg:height="1.365cm" svg:x="15.557cm" svg:y="15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1.231cm" svg:height="0.962cm" svg:x="15.808cm" svg:y="14.861cm">
          <draw:text-box>
            <text:p><text:span text:style-name="T3">17</text:span></text:p>
          </draw:text-box>
        </draw:frame>
        <draw:custom-shape draw:style-name="gr6" draw:text-style-name="P1" xml:id="id37" draw:id="id37" draw:layer="layout" svg:width="1.433cm" svg:height="1.365cm" svg:x="18.9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5" draw:id="id15" draw:layer="layout" svg:width="1.247cm" svg:height="0.962cm" svg:x="19.108cm" svg:y="14.862cm">
          <draw:text-box>
            <text:p><text:span text:style-name="T3">21</text:span></text:p>
          </draw:text-box>
        </draw:frame>
        <draw:custom-shape draw:style-name="gr6" draw:text-style-name="P1" xml:id="id40" draw:id="id40" draw:layer="layout" svg:width="1.433cm" svg:height="1.365cm" svg:x="22.1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2.3cm" svg:y="14.862cm">
          <draw:text-box>
            <text:p><text:span text:style-name="T3">25</text:span></text:p>
          </draw:text-box>
        </draw:frame>
        <draw:custom-shape draw:style-name="gr6" draw:text-style-name="P1" xml:id="id43" draw:id="id43" draw:layer="layout" svg:width="1.433cm" svg:height="1.365cm" svg:x="25.557cm" svg:y="15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5.702cm" svg:y="14.863cm">
          <draw:text-box>
            <text:p><text:span text:style-name="T3">29</text:span></text:p>
          </draw:text-box>
        </draw:frame>
        <draw:connector draw:style-name="gr7" draw:text-style-name="P1" draw:layer="layout" draw:type="line" svg:x1="19.666cm" svg:y1="9.984cm" svg:x2="18.041cm" svg:y2="11.36cm" draw:start-shape="id10" draw:start-glue-point="7" draw:end-shape="id11" draw:end-glue-point="0" svg:d="M19666 9984l-1625 1376" svg:viewBox="0 0 1626 1377">
          <text:p/>
        </draw:connector>
        <draw:connector draw:style-name="gr7" draw:text-style-name="P1" draw:layer="layout" draw:type="line" svg:x1="20.681cm" svg:y1="9.984cm" svg:x2="24.584cm" svg:y2="11.361cm" draw:start-shape="id10" draw:start-glue-point="9" draw:end-shape="id12" draw:end-glue-point="0" svg:d="M20681 9984l3903 1377" svg:viewBox="0 0 3904 1378">
          <text:p/>
        </draw:connector>
        <draw:connector draw:style-name="gr7" draw:text-style-name="P1" draw:layer="layout" draw:type="line" svg:x1="17.466cm" svg:y1="13.385cm" svg:x2="16.423cm" svg:y2="14.861cm" draw:start-shape="id13" draw:start-glue-point="7" draw:end-shape="id14" draw:end-glue-point="0" svg:d="M17466 13385l-1043 1476" svg:viewBox="0 0 1044 1477">
          <text:p/>
        </draw:connector>
        <draw:connector draw:style-name="gr7" draw:text-style-name="P1" draw:layer="layout" draw:type="line" svg:x1="18.481cm" svg:y1="13.385cm" svg:x2="19.731cm" svg:y2="14.862cm" draw:start-shape="id13" draw:start-glue-point="9" draw:end-shape="id15" draw:end-glue-point="0" svg:d="M18481 13385l1250 1477" svg:viewBox="0 0 1251 1478">
          <text:p/>
        </draw:connector>
        <draw:connector draw:style-name="gr7" draw:text-style-name="P1" draw:layer="layout" draw:type="line" svg:x1="24.066cm" svg:y1="13.386cm" svg:x2="22.946cm" svg:y2="14.862cm" draw:start-shape="id16" draw:start-glue-point="7" draw:end-shape="id17" draw:end-glue-point="0" svg:d="M24066 13386l-1120 1476" svg:viewBox="0 0 1121 1477">
          <text:p/>
        </draw:connector>
        <draw:connector draw:style-name="gr7" draw:text-style-name="P1" draw:layer="layout" draw:type="line" svg:x1="25.081cm" svg:y1="13.386cm" svg:x2="26.316cm" svg:y2="14.863cm" draw:start-shape="id16" draw:start-glue-point="9" draw:end-shape="id18" draw:end-glue-point="0" svg:d="M25081 13386l1235 1477" svg:viewBox="0 0 1236 1478">
          <text:p/>
        </draw:connector>
        <draw:connector draw:style-name="gr10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0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1" draw:text-style-name="P5" draw:layer="layout" svg:width="2.068cm" svg:height="1.83cm" svg:x="25.698cm" svg:y="1.633cm">
          <draw:text-box>
            <text:p><text:span text:style-name="T4">...</text:span></text:p>
          </draw:text-box>
        </draw:frame>
        <draw:custom-shape draw:style-name="gr5" draw:text-style-name="P1" draw:layer="layout" svg:width="1.433cm" svg:height="1.365cm" svg:x="1.657cm" svg:y="19.0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3" draw:id="id23" draw:layer="layout" svg:width="0.99cm" svg:height="0.962cm" svg:x="1.908cm" svg:y="18.161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3.3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4" draw:id="id24" draw:layer="layout" svg:width="0.99cm" svg:height="0.962cm" svg:x="3.608cm" svg:y="18.162cm">
          <draw:text-box>
            <text:p><text:span text:style-name="T3">2</text:span></text:p>
          </draw:text-box>
        </draw:frame>
        <draw:custom-shape draw:style-name="gr6" draw:text-style-name="P1" draw:layer="layout" svg:width="1.433cm" svg:height="1.365cm" svg:x="5.057cm" svg:y="19.02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6" draw:id="id26" draw:layer="layout" svg:width="0.99cm" svg:height="0.962cm" svg:x="5.308cm" svg:y="18.162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6.7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7" draw:id="id27" draw:layer="layout" svg:width="0.99cm" svg:height="0.962cm" svg:x="7.008cm" svg:y="18.163cm">
          <draw:text-box>
            <text:p><text:span text:style-name="T3">6</text:span></text:p>
          </draw:text-box>
        </draw:frame>
        <draw:custom-shape draw:style-name="gr6" draw:text-style-name="P1" draw:layer="layout" svg:width="1.433cm" svg:height="1.365cm" svg:x="8.257cm" svg:y="19.0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9" draw:id="id29" draw:layer="layout" svg:width="0.99cm" svg:height="0.962cm" svg:x="8.508cm" svg:y="18.163cm">
          <draw:text-box>
            <text:p><text:span text:style-name="T3">8</text:span></text:p>
          </draw:text-box>
        </draw:frame>
        <draw:custom-shape draw:style-name="gr6" draw:text-style-name="P1" draw:layer="layout" svg:width="1.433cm" svg:height="1.365cm" svg:x="9.957cm" svg:y="19.02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0" draw:id="id30" draw:layer="layout" svg:width="1.27cm" svg:height="0.962cm" svg:x="10.054cm" svg:y="18.164cm">
          <draw:text-box>
            <text:p><text:span text:style-name="T3">10</text:span></text:p>
          </draw:text-box>
        </draw:frame>
        <draw:custom-shape draw:style-name="gr6" draw:text-style-name="P1" draw:layer="layout" svg:width="1.433cm" svg:height="1.365cm" svg:x="11.557cm" svg:y="19.02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2" draw:id="id32" draw:layer="layout" svg:width="1.305cm" svg:height="0.962cm" svg:x="11.712cm" svg:y="18.164cm">
          <draw:text-box>
            <text:p><text:span text:style-name="T3">12</text:span></text:p>
          </draw:text-box>
        </draw:frame>
        <draw:custom-shape draw:style-name="gr6" draw:text-style-name="P1" draw:layer="layout" svg:width="1.433cm" svg:height="1.365cm" svg:x="13.2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3" draw:id="id33" draw:layer="layout" svg:width="1.305cm" svg:height="0.962cm" svg:x="13.3cm" svg:y="18.165cm">
          <draw:text-box>
            <text:p><text:span text:style-name="T3">13</text:span></text:p>
          </draw:text-box>
        </draw:frame>
        <draw:custom-shape draw:style-name="gr6" draw:text-style-name="P1" draw:layer="layout" svg:width="1.433cm" svg:height="1.365cm" svg:x="14.757cm" svg:y="19.02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5" draw:id="id35" draw:layer="layout" svg:width="1.235cm" svg:height="0.962cm" svg:x="14.887cm" svg:y="18.165cm">
          <draw:text-box>
            <text:p><text:span text:style-name="T3">16</text:span></text:p>
          </draw:text-box>
        </draw:frame>
        <draw:custom-shape draw:style-name="gr6" draw:text-style-name="P1" draw:layer="layout" svg:width="1.433cm" svg:height="1.365cm" svg:x="16.457cm" svg:y="19.02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6" draw:id="id36" draw:layer="layout" svg:width="1.213cm" svg:height="0.962cm" svg:x="16.508cm" svg:y="18.166cm">
          <draw:text-box>
            <text:p><text:span text:style-name="T3">18</text:span></text:p>
          </draw:text-box>
        </draw:frame>
        <draw:custom-shape draw:style-name="gr6" draw:text-style-name="P1" draw:layer="layout" svg:width="1.433cm" svg:height="1.365cm" svg:x="18.057cm" svg:y="19.026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8" draw:id="id38" draw:layer="layout" svg:width="1.234cm" svg:height="0.962cm" svg:x="18.239cm" svg:y="18.166cm">
          <draw:text-box>
            <text:p><text:span text:style-name="T3">20</text:span></text:p>
          </draw:text-box>
        </draw:frame>
        <draw:custom-shape draw:style-name="gr6" draw:text-style-name="P1" draw:layer="layout" svg:width="1.433cm" svg:height="1.365cm" svg:x="19.7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9" draw:id="id39" draw:layer="layout" svg:width="1.235cm" svg:height="0.962cm" svg:x="19.826cm" svg:y="18.167cm">
          <draw:text-box>
            <text:p><text:span text:style-name="T3">22</text:span></text:p>
          </draw:text-box>
        </draw:frame>
        <draw:custom-shape draw:style-name="gr6" draw:text-style-name="P1" draw:layer="layout" svg:width="1.433cm" svg:height="1.365cm" svg:x="21.357cm" svg:y="19.02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1" draw:id="id41" draw:layer="layout" svg:width="1.27cm" svg:height="0.962cm" svg:x="21.449cm" svg:y="18.167cm">
          <draw:text-box>
            <text:p><text:span text:style-name="T3">24</text:span></text:p>
          </draw:text-box>
        </draw:frame>
        <draw:custom-shape draw:style-name="gr6" draw:text-style-name="P1" draw:layer="layout" svg:width="1.433cm" svg:height="1.365cm" svg:x="23.0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2" draw:id="id42" draw:layer="layout" svg:width="1.426cm" svg:height="0.962cm" svg:x="23.057cm" svg:y="18.168cm">
          <draw:text-box>
            <text:p><text:span text:style-name="T3">26</text:span></text:p>
          </draw:text-box>
        </draw:frame>
        <draw:custom-shape draw:style-name="gr6" draw:text-style-name="P1" draw:layer="layout" svg:width="1.433cm" svg:height="1.365cm" svg:x="24.757cm" svg:y="19.02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4" draw:id="id44" draw:layer="layout" svg:width="1.233cm" svg:height="0.962cm" svg:x="24.765cm" svg:y="18.168cm">
          <draw:text-box>
            <text:p><text:span text:style-name="T3">28</text:span></text:p>
          </draw:text-box>
        </draw:frame>
        <draw:custom-shape draw:style-name="gr6" draw:text-style-name="P1" draw:layer="layout" svg:width="1.433cm" svg:height="1.365cm" svg:x="26.457cm" svg:y="19.02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45" draw:id="id45" draw:layer="layout" svg:width="1.235cm" svg:height="0.962cm" svg:x="26.529cm" svg:y="18.169cm">
          <draw:text-box>
            <text:p><text:span text:style-name="T3">30</text:span></text:p>
          </draw:text-box>
        </draw:frame>
        <draw:connector draw:style-name="gr10" draw:text-style-name="P1" draw:layer="layout" draw:type="line" svg:x1="2.766cm" svg:y1="16.885cm" svg:x2="2.403cm" svg:y2="18.161cm" draw:start-shape="id22" draw:start-glue-point="7" draw:end-shape="id23" draw:end-glue-point="0" svg:d="M2766 16885l-363 1276" svg:viewBox="0 0 364 1277">
          <text:p/>
        </draw:connector>
        <draw:connector draw:style-name="gr10" draw:text-style-name="P1" draw:layer="layout" draw:type="line" svg:x1="3.781cm" svg:y1="16.885cm" svg:x2="4.103cm" svg:y2="18.162cm" draw:start-shape="id22" draw:start-glue-point="9" draw:end-shape="id24" draw:end-glue-point="0" svg:d="M3781 16885l322 1277" svg:viewBox="0 0 323 1278">
          <text:p/>
        </draw:connector>
        <draw:connector draw:style-name="gr10" draw:text-style-name="P1" draw:layer="layout" draw:type="line" svg:x1="6.166cm" svg:y1="16.886cm" svg:x2="5.803cm" svg:y2="18.162cm" draw:start-shape="id25" draw:start-glue-point="7" draw:end-shape="id26" draw:end-glue-point="0" svg:d="M6166 16886l-363 1276" svg:viewBox="0 0 364 1277">
          <text:p/>
        </draw:connector>
        <draw:connector draw:style-name="gr10" draw:text-style-name="P1" draw:layer="layout" draw:type="line" svg:x1="7.181cm" svg:y1="16.886cm" svg:x2="7.503cm" svg:y2="18.163cm" draw:start-shape="id25" draw:start-glue-point="9" draw:end-shape="id27" draw:end-glue-point="0" svg:d="M7181 16886l322 1277" svg:viewBox="0 0 323 1278">
          <text:p/>
        </draw:connector>
        <draw:connector draw:style-name="gr10" draw:text-style-name="P1" draw:layer="layout" draw:type="line" svg:x1="9.266cm" svg:y1="16.886cm" svg:x2="9.003cm" svg:y2="18.163cm" draw:start-shape="id28" draw:start-glue-point="7" draw:end-shape="id29" draw:end-glue-point="0" svg:d="M9266 16886l-263 1277" svg:viewBox="0 0 264 1278">
          <text:p/>
        </draw:connector>
        <draw:connector draw:style-name="gr10" draw:text-style-name="P1" draw:layer="layout" draw:type="line" svg:x1="10.281cm" svg:y1="16.886cm" svg:x2="10.689cm" svg:y2="18.164cm" draw:start-shape="id28" draw:start-glue-point="9" draw:end-shape="id30" draw:end-glue-point="0" svg:d="M10281 16886l408 1278" svg:viewBox="0 0 409 1279">
          <text:p/>
        </draw:connector>
        <draw:connector draw:style-name="gr10" draw:text-style-name="P1" draw:layer="layout" draw:type="line" svg:x1="12.666cm" svg:y1="16.887cm" svg:x2="12.364cm" svg:y2="18.164cm" draw:start-shape="id31" draw:start-glue-point="7" draw:end-shape="id32" draw:end-glue-point="0" svg:d="M12666 16887l-302 1277" svg:viewBox="0 0 303 1278">
          <text:p/>
        </draw:connector>
        <draw:connector draw:style-name="gr10" draw:text-style-name="P1" draw:layer="layout" draw:type="line" svg:x1="13.681cm" svg:y1="16.887cm" svg:x2="13.952cm" svg:y2="18.165cm" draw:start-shape="id31" draw:start-glue-point="9" draw:end-shape="id33" draw:end-glue-point="0" svg:d="M13681 16887l271 1278" svg:viewBox="0 0 272 1279">
          <text:p/>
        </draw:connector>
        <draw:connector draw:style-name="gr10" draw:text-style-name="P1" draw:layer="layout" draw:type="line" svg:x1="15.766cm" svg:y1="16.886cm" svg:x2="15.504cm" svg:y2="18.165cm" draw:start-shape="id34" draw:start-glue-point="7" draw:end-shape="id35" draw:end-glue-point="0" svg:d="M15766 16886l-262 1279" svg:viewBox="0 0 263 1280">
          <text:p/>
        </draw:connector>
        <draw:connector draw:style-name="gr10" draw:text-style-name="P1" draw:layer="layout" draw:type="line" svg:x1="16.781cm" svg:y1="16.886cm" svg:x2="17.114cm" svg:y2="18.166cm" draw:start-shape="id34" draw:start-glue-point="9" draw:end-shape="id36" draw:end-glue-point="0" svg:d="M16781 16886l333 1280" svg:viewBox="0 0 334 1281">
          <text:p/>
        </draw:connector>
        <draw:connector draw:style-name="gr10" draw:text-style-name="P1" draw:layer="layout" draw:type="line" svg:x1="19.166cm" svg:y1="16.887cm" svg:x2="18.856cm" svg:y2="18.166cm" draw:start-shape="id37" draw:start-glue-point="7" draw:end-shape="id38" draw:end-glue-point="0" svg:d="M19166 16887l-310 1279" svg:viewBox="0 0 311 1280">
          <text:p/>
        </draw:connector>
        <draw:connector draw:style-name="gr10" draw:text-style-name="P1" draw:layer="layout" draw:type="line" svg:x1="20.181cm" svg:y1="16.887cm" svg:x2="20.443cm" svg:y2="18.167cm" draw:start-shape="id37" draw:start-glue-point="9" draw:end-shape="id39" draw:end-glue-point="0" svg:d="M20181 16887l262 1280" svg:viewBox="0 0 263 1281">
          <text:p/>
        </draw:connector>
        <draw:connector draw:style-name="gr10" draw:text-style-name="P1" draw:layer="layout" draw:type="line" svg:x1="22.366cm" svg:y1="16.887cm" svg:x2="22.084cm" svg:y2="18.167cm" draw:start-shape="id40" draw:start-glue-point="7" draw:end-shape="id41" draw:end-glue-point="0" svg:d="M22366 16887l-282 1280" svg:viewBox="0 0 283 1281">
          <text:p/>
        </draw:connector>
        <draw:connector draw:style-name="gr10" draw:text-style-name="P1" draw:layer="layout" draw:type="line" svg:x1="23.381cm" svg:y1="16.887cm" svg:x2="23.77cm" svg:y2="18.168cm" draw:start-shape="id40" draw:start-glue-point="9" draw:end-shape="id42" draw:end-glue-point="0" svg:d="M23381 16887l389 1281" svg:viewBox="0 0 390 1282">
          <text:p/>
        </draw:connector>
        <draw:connector draw:style-name="gr10" draw:text-style-name="P1" draw:layer="layout" draw:type="line" svg:x1="25.766cm" svg:y1="16.888cm" svg:x2="25.381cm" svg:y2="18.168cm" draw:start-shape="id43" draw:start-glue-point="7" draw:end-shape="id44" draw:end-glue-point="0" svg:d="M25766 16888l-385 1280" svg:viewBox="0 0 386 1281">
          <text:p/>
        </draw:connector>
        <draw:connector draw:style-name="gr10" draw:text-style-name="P1" draw:layer="layout" draw:type="line" svg:x1="26.781cm" svg:y1="16.888cm" svg:x2="27.146cm" svg:y2="18.169cm" draw:start-shape="id43" draw:start-glue-point="9" draw:end-shape="id45" draw:end-glue-point="0" svg:d="M26781 16888l365 1281" svg:viewBox="0 0 366 1282">
          <text:p/>
        </draw:connector>
        <draw:frame draw:style-name="gr12" draw:text-style-name="P6" draw:layer="layout" svg:width="9.193cm" svg:height="1.28cm" svg:x="8.32cm" svg:y="21.422cm">
          <draw:text-box>
            <text:p text:style-name="P4"><text:span text:style-name="T5">update index 7 with 7</text:span></text:p>
          </draw:text-box>
        </draw:frame>
        <draw:frame draw:style-name="gr12" draw:text-style-name="P8" draw:layer="layout" svg:width="2.542cm" svg:height="1.28cm" svg:x="2.709cm" svg:y="5.228cm">
          <draw:text-box>
            <text:p text:style-name="P7"><text:span text:style-name="T6">[0..6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00:48:22.390526768</dc:date>
    <dc:creator>elucterio </dc:creator>
    <meta:editing-duration>P1DT4H1M8S</meta:editing-duration>
    <meta:editing-cycles>73</meta:editing-cycles>
    <meta:generator>LibreOffice/4.2.8.2$Linux_X86_64 LibreOffice_project/420m0$Build-2</meta:generator>
    <meta:document-statistic meta:object-count="110"/>
  </office:meta>
</office:document-meta>
</file>